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3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2cm" fo:min-width="0cm"/>
    </style:style>
    <style:style style:name="co1" style:family="table-column">
      <style:table-column-properties style:column-width="4.845cm" style:use-optimal-column-width="false"/>
    </style:style>
    <style:style style:name="ro1" style:family="table-row">
      <style:table-row-properties style:row-height="1.185cm"/>
    </style:style>
    <style:style style:name="ro2" style:family="table-row">
      <style:table-row-properties style:row-height="1.192cm"/>
    </style:style>
    <style:style style:name="ce1" style:family="table-cell">
      <style:graphic-properties draw:fill="solid" draw:fill-color="#99ccff" style:repeat="repeat"/>
    </style:style>
    <style:style style:name="ce2" style:family="table-cell">
      <style:graphic-properties draw:fill="solid" draw:fill-color="#9966cc"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paragraph-properties fo:text-align="star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4.844cm" svg:height="5.931cm" svg:x="2.156cm" svg:y="5.68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Apprentissage</text:p>
              </table:table-cell>
            </table:table-row>
            <table:table-row table:style-name="ro1">
              <table:table-cell table:style-name="ce1">
                <text:p text:style-name="P1">Apprentissage</text:p>
              </table:table-cell>
            </table:table-row>
            <table:table-row table:style-name="ro1">
              <table:table-cell table:style-name="ce1">
                <text:p text:style-name="P1">Apprentissage</text:p>
              </table:table-cell>
            </table:table-row>
            <table:table-row table:style-name="ro1">
              <table:table-cell table:style-name="ce1">
                <text:p text:style-name="P1">Apprentissage</text:p>
              </table:table-cell>
            </table:table-row>
            <table:table-row table:style-name="ro2">
              <table:table-cell table:style-name="ce2">
                <text:p text:style-name="P1">Test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0.659cm" svg:height="0.573cm" svg:x="1.742cm" svg:y="5.632cm">
          <draw:text-box>
            <text:p><text:span text:style-name="T1">1</text:span></text:p>
          </draw:text-box>
        </draw:frame>
        <draw:frame draw:style-name="gr2" draw:text-style-name="P2" draw:layer="layout" svg:width="0.815cm" svg:height="0.573cm" svg:x="1.586cm" svg:y="6.424cm">
          <draw:text-box>
            <text:p><text:span text:style-name="T1">20</text:span></text:p>
          </draw:text-box>
        </draw:frame>
        <draw:frame draw:style-name="gr3" draw:text-style-name="P2" draw:layer="layout" svg:width="0.659cm" svg:height="0.573cm" svg:x="1.743cm" svg:y="5.633cm">
          <draw:text-box>
            <text:p><text:span text:style-name="T1">1</text:span></text:p>
          </draw:text-box>
        </draw:frame>
        <draw:frame draw:style-name="gr2" draw:text-style-name="P2" draw:layer="layout" svg:width="0.815cm" svg:height="0.573cm" svg:x="1.587cm" svg:y="6.425cm">
          <draw:text-box>
            <text:p><text:span text:style-name="T1">20</text:span></text:p>
          </draw:text-box>
        </draw:frame>
        <draw:frame draw:style-name="gr1" draw:text-style-name="P2" draw:layer="layout" svg:width="0.815cm" svg:height="0.573cm" svg:x="1.588cm" svg:y="6.834cm">
          <draw:text-box>
            <text:p><text:span text:style-name="T1">21</text:span></text:p>
          </draw:text-box>
        </draw:frame>
        <draw:frame draw:style-name="gr2" draw:text-style-name="P2" draw:layer="layout" svg:width="0.815cm" svg:height="0.573cm" svg:x="1.588cm" svg:y="7.626cm">
          <draw:text-box>
            <text:p><text:span text:style-name="T1">40</text:span></text:p>
          </draw:text-box>
        </draw:frame>
        <draw:frame draw:style-name="gr1" draw:text-style-name="P2" draw:layer="layout" svg:width="0.815cm" svg:height="0.573cm" svg:x="1.589cm" svg:y="8.035cm">
          <draw:text-box>
            <text:p><text:span text:style-name="T1">41</text:span></text:p>
          </draw:text-box>
        </draw:frame>
        <draw:frame draw:style-name="gr2" draw:text-style-name="P2" draw:layer="layout" svg:width="0.815cm" svg:height="0.573cm" svg:x="1.589cm" svg:y="8.827cm">
          <draw:text-box>
            <text:p><text:span text:style-name="T1">60</text:span></text:p>
          </draw:text-box>
        </draw:frame>
        <draw:frame draw:style-name="gr1" draw:text-style-name="P2" draw:layer="layout" svg:width="0.815cm" svg:height="0.573cm" svg:x="1.589cm" svg:y="6.835cm">
          <draw:text-box>
            <text:p><text:span text:style-name="T1">21</text:span></text:p>
          </draw:text-box>
        </draw:frame>
        <draw:frame draw:style-name="gr2" draw:text-style-name="P2" draw:layer="layout" svg:width="0.815cm" svg:height="0.573cm" svg:x="1.589cm" svg:y="7.627cm">
          <draw:text-box>
            <text:p><text:span text:style-name="T1">40</text:span></text:p>
          </draw:text-box>
        </draw:frame>
        <draw:frame draw:style-name="gr1" draw:text-style-name="P2" draw:layer="layout" svg:width="0.815cm" svg:height="0.573cm" svg:x="1.589cm" svg:y="9.135cm">
          <draw:text-box>
            <text:p><text:span text:style-name="T1">61</text:span></text:p>
          </draw:text-box>
        </draw:frame>
        <draw:frame draw:style-name="gr2" draw:text-style-name="P2" draw:layer="layout" svg:width="0.815cm" svg:height="0.573cm" svg:x="1.589cm" svg:y="9.927cm">
          <draw:text-box>
            <text:p><text:span text:style-name="T1">80</text:span></text:p>
          </draw:text-box>
        </draw:frame>
        <draw:frame draw:style-name="gr1" draw:text-style-name="P2" draw:layer="layout" svg:width="0.815cm" svg:height="0.573cm" svg:x="1.589cm" svg:y="10.435cm">
          <draw:text-box>
            <text:p><text:span text:style-name="T1">81</text:span></text:p>
          </draw:text-box>
        </draw:frame>
        <draw:frame draw:style-name="gr2" draw:text-style-name="P2" draw:layer="layout" svg:width="1cm" svg:height="0.573cm" svg:x="1.404cm" svg:y="11.227cm">
          <draw:text-box>
            <text:p><text:span text:style-name="T1">100</text:span></text:p>
          </draw:text-box>
        </draw:frame>
        <draw:frame draw:style-name="standard" draw:layer="layout" svg:width="4.844cm" svg:height="5.931cm" svg:x="8.655cm" svg:y="5.65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 text:style-name="P1">Test</text:p>
              </table:table-cell>
            </table:table-row>
            <table:table-row table:style-name="ro1">
              <table:table-cell table:style-name="ce1">
                <text:p text:style-name="P1">Apprentissage</text:p>
              </table:table-cell>
            </table:table-row>
            <table:table-row table:style-name="ro1">
              <table:table-cell table:style-name="ce1">
                <text:p text:style-name="P1">Apprentissage</text:p>
              </table:table-cell>
            </table:table-row>
            <table:table-row table:style-name="ro1">
              <table:table-cell table:style-name="ce1">
                <text:p text:style-name="P3">Apprentissage</text:p>
              </table:table-cell>
            </table:table-row>
            <table:table-row table:style-name="ro2">
              <table:table-cell table:style-name="ce1">
                <text:p text:style-name="P1">Apprentissag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2" draw:layer="layout" svg:width="0.659cm" svg:height="0.573cm" svg:x="8.241cm" svg:y="5.602cm">
          <draw:text-box>
            <text:p><text:span text:style-name="T1">1</text:span></text:p>
          </draw:text-box>
        </draw:frame>
        <draw:frame draw:style-name="gr2" draw:text-style-name="P2" draw:layer="layout" svg:width="0.815cm" svg:height="0.573cm" svg:x="8.085cm" svg:y="6.394cm">
          <draw:text-box>
            <text:p><text:span text:style-name="T1">20</text:span></text:p>
          </draw:text-box>
        </draw:frame>
        <draw:frame draw:style-name="gr1" draw:text-style-name="P2" draw:layer="layout" svg:width="0.659cm" svg:height="0.573cm" svg:x="8.242cm" svg:y="5.603cm">
          <draw:text-box>
            <text:p><text:span text:style-name="T1">1</text:span></text:p>
          </draw:text-box>
        </draw:frame>
        <draw:frame draw:style-name="gr2" draw:text-style-name="P2" draw:layer="layout" svg:width="0.815cm" svg:height="0.573cm" svg:x="8.086cm" svg:y="6.395cm">
          <draw:text-box>
            <text:p><text:span text:style-name="T1">20</text:span></text:p>
          </draw:text-box>
        </draw:frame>
        <draw:frame draw:style-name="gr1" draw:text-style-name="P2" draw:layer="layout" svg:width="0.815cm" svg:height="0.573cm" svg:x="8.087cm" svg:y="6.804cm">
          <draw:text-box>
            <text:p><text:span text:style-name="T1">21</text:span></text:p>
          </draw:text-box>
        </draw:frame>
        <draw:frame draw:style-name="gr2" draw:text-style-name="P2" draw:layer="layout" svg:width="0.815cm" svg:height="0.573cm" svg:x="8.087cm" svg:y="7.596cm">
          <draw:text-box>
            <text:p><text:span text:style-name="T1">40</text:span></text:p>
          </draw:text-box>
        </draw:frame>
        <draw:frame draw:style-name="gr1" draw:text-style-name="P2" draw:layer="layout" svg:width="0.815cm" svg:height="0.573cm" svg:x="8.088cm" svg:y="8.005cm">
          <draw:text-box>
            <text:p><text:span text:style-name="T1">41</text:span></text:p>
          </draw:text-box>
        </draw:frame>
        <draw:frame draw:style-name="gr2" draw:text-style-name="P2" draw:layer="layout" svg:width="0.815cm" svg:height="0.573cm" svg:x="8.088cm" svg:y="8.797cm">
          <draw:text-box>
            <text:p><text:span text:style-name="T1">60</text:span></text:p>
          </draw:text-box>
        </draw:frame>
        <draw:frame draw:style-name="gr1" draw:text-style-name="P2" draw:layer="layout" svg:width="0.815cm" svg:height="0.573cm" svg:x="8.088cm" svg:y="6.805cm">
          <draw:text-box>
            <text:p><text:span text:style-name="T1">21</text:span></text:p>
          </draw:text-box>
        </draw:frame>
        <draw:frame draw:style-name="gr2" draw:text-style-name="P2" draw:layer="layout" svg:width="0.815cm" svg:height="0.573cm" svg:x="8.088cm" svg:y="7.597cm">
          <draw:text-box>
            <text:p><text:span text:style-name="T1">40</text:span></text:p>
          </draw:text-box>
        </draw:frame>
        <draw:frame draw:style-name="gr1" draw:text-style-name="P2" draw:layer="layout" svg:width="0.815cm" svg:height="0.573cm" svg:x="8.088cm" svg:y="9.105cm">
          <draw:text-box>
            <text:p><text:span text:style-name="T1">61</text:span></text:p>
          </draw:text-box>
        </draw:frame>
        <draw:frame draw:style-name="gr2" draw:text-style-name="P2" draw:layer="layout" svg:width="0.815cm" svg:height="0.573cm" svg:x="8.088cm" svg:y="9.897cm">
          <draw:text-box>
            <text:p><text:span text:style-name="T1">80</text:span></text:p>
          </draw:text-box>
        </draw:frame>
        <draw:frame draw:style-name="gr1" draw:text-style-name="P2" draw:layer="layout" svg:width="0.815cm" svg:height="0.573cm" svg:x="8.088cm" svg:y="10.405cm">
          <draw:text-box>
            <text:p><text:span text:style-name="T1">81</text:span></text:p>
          </draw:text-box>
        </draw:frame>
        <draw:frame draw:style-name="gr2" draw:text-style-name="P2" draw:layer="layout" svg:width="1cm" svg:height="0.573cm" svg:x="7.91cm" svg:y="11.222cm">
          <draw:text-box>
            <text:p><text:span text:style-name="T1">100</text:span></text:p>
          </draw:text-box>
        </draw:frame>
        <draw:frame draw:style-name="standard" draw:layer="layout" svg:width="4.845cm" svg:height="5.931cm" svg:x="14.956cm" svg:y="5.75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Apprentissage</text:p>
              </table:table-cell>
            </table:table-row>
            <table:table-row table:style-name="ro1">
              <table:table-cell table:style-name="ce2">
                <text:p text:style-name="P1">Test</text:p>
              </table:table-cell>
            </table:table-row>
            <table:table-row table:style-name="ro1">
              <table:table-cell table:style-name="ce1">
                <text:p text:style-name="P1">Apprentissage</text:p>
              </table:table-cell>
            </table:table-row>
            <table:table-row table:style-name="ro1">
              <table:table-cell table:style-name="ce1">
                <text:p text:style-name="P1">Apprentissage</text:p>
              </table:table-cell>
            </table:table-row>
            <table:table-row table:style-name="ro2">
              <table:table-cell table:style-name="ce1">
                <text:p text:style-name="P1">Apprentissag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2" draw:layer="layout" svg:width="0.659cm" svg:height="0.573cm" svg:x="14.542cm" svg:y="5.7cm">
          <draw:text-box>
            <text:p><text:span text:style-name="T1">1</text:span></text:p>
          </draw:text-box>
        </draw:frame>
        <draw:frame draw:style-name="gr2" draw:text-style-name="P2" draw:layer="layout" svg:width="0.815cm" svg:height="0.573cm" svg:x="14.386cm" svg:y="6.492cm">
          <draw:text-box>
            <text:p><text:span text:style-name="T1">20</text:span></text:p>
          </draw:text-box>
        </draw:frame>
        <draw:frame draw:style-name="gr1" draw:text-style-name="P2" draw:layer="layout" svg:width="0.659cm" svg:height="0.573cm" svg:x="14.543cm" svg:y="5.701cm">
          <draw:text-box>
            <text:p><text:span text:style-name="T1">1</text:span></text:p>
          </draw:text-box>
        </draw:frame>
        <draw:frame draw:style-name="gr2" draw:text-style-name="P2" draw:layer="layout" svg:width="0.815cm" svg:height="0.573cm" svg:x="14.387cm" svg:y="6.493cm">
          <draw:text-box>
            <text:p><text:span text:style-name="T1">20</text:span></text:p>
          </draw:text-box>
        </draw:frame>
        <draw:frame draw:style-name="gr1" draw:text-style-name="P2" draw:layer="layout" svg:width="0.815cm" svg:height="0.573cm" svg:x="14.388cm" svg:y="6.902cm">
          <draw:text-box>
            <text:p><text:span text:style-name="T1">21</text:span></text:p>
          </draw:text-box>
        </draw:frame>
        <draw:frame draw:style-name="gr2" draw:text-style-name="P2" draw:layer="layout" svg:width="0.815cm" svg:height="0.573cm" svg:x="14.388cm" svg:y="7.694cm">
          <draw:text-box>
            <text:p><text:span text:style-name="T1">40</text:span></text:p>
          </draw:text-box>
        </draw:frame>
        <draw:frame draw:style-name="gr1" draw:text-style-name="P2" draw:layer="layout" svg:width="0.815cm" svg:height="0.573cm" svg:x="14.389cm" svg:y="8.103cm">
          <draw:text-box>
            <text:p><text:span text:style-name="T1">41</text:span></text:p>
          </draw:text-box>
        </draw:frame>
        <draw:frame draw:style-name="gr2" draw:text-style-name="P2" draw:layer="layout" svg:width="0.815cm" svg:height="0.573cm" svg:x="14.389cm" svg:y="8.895cm">
          <draw:text-box>
            <text:p><text:span text:style-name="T1">60</text:span></text:p>
          </draw:text-box>
        </draw:frame>
        <draw:frame draw:style-name="gr1" draw:text-style-name="P2" draw:layer="layout" svg:width="0.815cm" svg:height="0.573cm" svg:x="14.389cm" svg:y="6.903cm">
          <draw:text-box>
            <text:p><text:span text:style-name="T1">21</text:span></text:p>
          </draw:text-box>
        </draw:frame>
        <draw:frame draw:style-name="gr2" draw:text-style-name="P2" draw:layer="layout" svg:width="0.815cm" svg:height="0.573cm" svg:x="14.389cm" svg:y="7.695cm">
          <draw:text-box>
            <text:p><text:span text:style-name="T1">40</text:span></text:p>
          </draw:text-box>
        </draw:frame>
        <draw:frame draw:style-name="gr1" draw:text-style-name="P2" draw:layer="layout" svg:width="0.815cm" svg:height="0.573cm" svg:x="14.389cm" svg:y="9.203cm">
          <draw:text-box>
            <text:p><text:span text:style-name="T1">61</text:span></text:p>
          </draw:text-box>
        </draw:frame>
        <draw:frame draw:style-name="gr2" draw:text-style-name="P2" draw:layer="layout" svg:width="0.815cm" svg:height="0.573cm" svg:x="14.389cm" svg:y="9.995cm">
          <draw:text-box>
            <text:p><text:span text:style-name="T1">80</text:span></text:p>
          </draw:text-box>
        </draw:frame>
        <draw:frame draw:style-name="gr1" draw:text-style-name="P2" draw:layer="layout" svg:width="0.815cm" svg:height="0.573cm" svg:x="14.389cm" svg:y="10.503cm">
          <draw:text-box>
            <text:p><text:span text:style-name="T1">81</text:span></text:p>
          </draw:text-box>
        </draw:frame>
        <draw:frame draw:style-name="gr2" draw:text-style-name="P2" draw:layer="layout" svg:width="1cm" svg:height="0.573cm" svg:x="14.204cm" svg:y="11.295cm">
          <draw:text-box>
            <text:p><text:span text:style-name="T1">1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ckDanny </meta:initial-creator>
    <meta:creation-date>2014-11-11T14:26:23.634613286</meta:creation-date>
    <dc:date>2014-11-11T14:47:28.281681285</dc:date>
    <dc:creator>JackDanny </dc:creator>
    <meta:editing-duration>PT8M8S</meta:editing-duration>
    <meta:editing-cycles>3</meta:editing-cycles>
    <meta:generator>LibreOffice/4.2.6.3$Linux_x86 LibreOffice_project/420m0$Build-3</meta:generator>
    <meta:document-statistic meta:object-count="45"/>
  </office:meta>
</office:document-meta>
</file>